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Text_20_body">To kill all the processes that you have the permission to kill, simply run the command</text:p>
      <text:p text:style-name="Text_20_body"><text:span text:style-name="Source_20_Text">kill -15 -1</text:span> or <text:span text:style-name="Source_20_Text">kill -9 -1</text:span> depending on the desired behavior (use <text:span text:style-name="Source_20_Text">man kill</text:span> for details)</text:p>
      <text:p text:style-name="Text_20_body">To kill a specific process, say, firefox, simply run</text:p>
      <text:p text:style-name="Text_20_body"><text:span text:style-name="Source_20_Text">pkill firefox</text:span> or <text:span text:style-name="Source_20_Text">killall firefox</text:span> depending on the behavior you want: <text:a xlink:type="simple" xlink:href="https://askubuntu.com/questions/27501/whats-the-difference-between-killall-and-pkill" text:style-name="Internet_20_link" text:visited-style-name="Visited_20_Internet_20_Link">What's the difference between 'killall' and 'pkill'?</text:a></text:p>
      <text:p text:style-name="Text_20_body">If you want to see what processes are running use the command</text:p>
      <text:p text:style-name="P1"><text:span text:style-name="Source_20_Text">ps -ef</text:span></text:p>
      <text:p text:style-name="Text_20_body">If you want to look up all processes by user bob, this might help</text:p>
      <text:p text:style-name="P1"><text:span text:style-name="Source_20_Text">pgrep -l -u bob</text:span></text:p>
      <text:p text:style-name="Text_20_body">or</text:p>
      <text:p text:style-name="P1"><text:span text:style-name="Source_20_Text">ps -ef | grep bob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14:27:20.823624240</meta:creation-date>
    <dc:date>2019-07-27T14:28:02.655847390</dc:date>
    <meta:editing-duration>PT52S</meta:editing-duration>
    <meta:editing-cycles>1</meta:editing-cycles>
    <meta:document-statistic meta:table-count="0" meta:image-count="0" meta:object-count="0" meta:page-count="1" meta:paragraph-count="10" meta:word-count="98" meta:character-count="511" meta:non-whitespace-character-count="423"/>
    <meta:generator>LibreOffice/6.0.7.3$Linux_X86_64 LibreOffice_project/00m0$Build-3</meta:generator>
  </office:meta>
</office:document-meta>
</file>